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Нормален" style:master-page-name="MP0" style:family="paragraph">
      <style:paragraph-properties fo:break-before="page"/>
    </style:style>
    <style:style style:name="T2" style:parent-style-name="Шрифтнаабзацапоподразбиране" style:family="text">
      <style:text-properties style:font-name="Segoe UI Symbol" style:font-name-complex="Segoe UI Symbol"/>
    </style:style>
  </office:automatic-styles>
  <office:body>
    <office:text text:use-soft-page-breaks="true">
      <text:p text:style-name="P1"><text:s text:c="2"/>---</text:p>
      <text:p text:style-name="Нормален"><text:s text:c="2"/>PHASE 1 — Working with Files in API Testing</text:p>
      <text:p text:style-name="Нормален"/>
      <text:p text:style-name="Нормален"><text:s text:c="2"/>Step 1 — Add file handling dependencies to pom.xml</text:p>
      <text:p text:style-name="Нормален"><text:s text:c="2"/>- Add jackson-databind for JSON parsing</text:p>
      <text:p text:style-name="Нормален"><text:s text:c="2"/>- Add opencsv for CSV parsing</text:p>
      <text:p text:style-name="Нормален"/>
      <text:p text:style-name="Нормален"><text:s text:c="2"/>Step 2 — Create resource folder structure</text:p>
      <text:p text:style-name="Нормален"><text:s text:c="2"/>- Create src/test/resources/testdata/</text:p>
      <text:p text:style-name="Нормален"><text:s text:c="2"/>- Create src/test/resources/requestBodies/</text:p>
      <text:p text:style-name="Нормален"><text:s text:c="2"/>- Create src/test/resources/responses/</text:p>
      <text:p text:style-name="Нормален"/>
      <text:p text:style-name="Нормален"><text:s text:c="2"/>Step 3 — Extract hardcoded request bodies into JSON files</text:p>
      <text:p text:style-name="Нормален"><text:s text:c="2"/>- Create requestBodies/login.json with admin credentials from admin_flow.java</text:p>
      <text:p text:style-name="Нормален"><text:s text:c="2"/>- Create requestBodies/updateProduct.json with product data from admin_flow.java</text:p>
      <text:p text:style-name="Нормален"><text:s text:c="2"/>- Create requestBodies/registerUser.json with user data from user_flow.java</text:p>
      <text:p text:style-name="Нормален"/>
      <text:p text:style-name="Нормален"><text:s text:c="2"/>Step 4 — Create FileUtils.java in a new utils/ package</text:p>
      <text:p text:style-name="Нормален"><text:s text:c="2"/>- Method readFileAsString(String filePath) — reads a .json file and returns its content as String (to pass as request</text:p>
      <text:p text:style-name="Нормален"><text:s text:c="2"/>body)</text:p>
      <text:p text:style-name="Нормален"><text:s text:c="2"/>- Method writeResponseToFile(String fileName, String content) — saves a response body to resources/responses/</text:p>
      <text:p text:style-name="Нормален"/>
      <text:p text:style-name="Нормален"><text:s text:c="2"/>Step 5 — Create test data files</text:p>
      <text:p text:style-name="Нормален"><text:s text:c="2"/>- Create testdata/users.json — array of user objects (username, email, password) for data-driven registration tests</text:p>
      <text:p text:style-name="Нормален"><text:s text:c="2"/>- Create testdata/products.csv — rows of product search terms for data-driven search tests</text:p>
      <text:p text:style-name="Нормален"/>
      <text:p text:style-name="Нормален"><text:s text:c="2"/>Step 6 — Update RestUtils.java</text:p>
      <text:p text:style-name="Нормален"><text:s text:c="2"/>- Add a method that calls FileUtils.readFileAsString() and passes the result as body to the existing</text:p>
      <text:soft-page-break/>
      <text:p text:style-name="Нормален"><text:s text:c="2"/>responseRestAssure() method</text:p>
      <text:p text:style-name="Нормален"/>
      <text:p text:style-name="Нормален"><text:s text:c="2"/>Step 7 — Update existing tests to use files instead of hardcoded data</text:p>
      <text:p text:style-name="Нормален"><text:s text:c="2"/>- Refactor admin_flow.java to load request bodies from requestBodies/ files</text:p>
      <text:p text:style-name="Нормален"><text:s text:c="2"/>- Refactor user_flow.java to load request body from requestBodies/registerUser.json</text:p>
      <text:p text:style-name="Нормален"><text:s text:c="2"/>- Add a @DataProvider in user_flow.java that reads from testdata/users.json and runs the registration test for each</text:p>
      <text:p text:style-name="Нормален"><text:s text:c="2"/>user</text:p>
      <text:p text:style-name="Нормален"/>
      <text:p text:style-name="Нормален"><text:s text:c="2"/>Step 8 — Add response saving to selected tests</text:p>
      <text:p text:style-name="Нормален"><text:s text:c="2"/>- After the admin login test, call FileUtils.writeResponseToFile() to save the response</text:p>
      <text:p text:style-name="Нормален"><text:s text:c="2"/>- Verify the file is created after the test runs</text:p>
      <text:p text:style-name="Нормален"/>
      <text:p text:style-name="Нормален"><text:s text:c="2"/>---</text:p>
      <text:p text:style-name="Нормален"><text:s text:c="2"/>PHASE 2 — Reports, Logging, Multithreading &amp; Parallel Execution</text:p>
      <text:p text:style-name="Нормален"/>
      <text:p text:style-name="Нормален"><text:s text:c="2"/>Step 9 — Add reporting and logging dependencies to pom.xml</text:p>
      <text:p text:style-name="Нормален"><text:s text:c="2"/>- Add log4j-api + log4j-core</text:p>
      <text:p text:style-name="Нормален"><text:s text:c="2"/>- Add extentreports (by AventStack)</text:p>
      <text:p text:style-name="Нормален"><text:s text:c="2"/>- Add maven-surefire-plugin in the &lt;build&gt; section</text:p>
      <text:p text:style-name="Нормален"/>
      <text:p text:style-name="Нормален"><text:s text:c="2"/>Step 10 — Configure Log4j2</text:p>
      <text:p text:style-name="Нормален"><text:s text:c="2"/>- Create src/test/resources/log4j2.xml</text:p>
      <text:p text:style-name="Нормален"><text:s text:c="2"/>- Set up a Console appender and a File appender (output to logs/test.log)</text:p>
      <text:p text:style-name="Нормален"><text:s text:c="2"/>- Log levels: INFO for requests/responses, ERROR for failures, DEBUG for full response body</text:p>
      <text:p text:style-name="Нормален"/>
      <text:p text:style-name="Нормален"><text:s text:c="2"/>Step 11 — Add logging to RestUtils.java</text:p>
      <text:p text:style-name="Нормален"><text:s text:c="2"/>- Log the HTTP method, full URL, and request body before each call (INFO)</text:p>
      <text:p text:style-name="Нормален"><text:s text:c="2"/>- Log the status code and response time after each call (INFO)</text:p>
      <text:p text:style-name="Нормален"><text:s text:c="2"/>- Log full response body at DEBUG level</text:p>
      <text:p text:style-name="Нормален"/>
      <text:soft-page-break/>
      <text:p text:style-name="Нормален"><text:s text:c="2"/>Step 12 — Create BaseTest.java in utils/</text:p>
      <text:p text:style-name="Нормален"><text:s text:c="2"/>- @BeforeSuite — initialize the ExtentReports instance, set output path to test-output/ExtentReport.html</text:p>
      <text:p text:style-name="Нормален"><text:s text:c="2"/>- @AfterSuite — call extent.flush() to write the report to disk</text:p>
      <text:p text:style-name="Нормален"><text:s text:c="2"/>- All other test classes extend BaseTest</text:p>
      <text:p text:style-name="Нормален"/>
      <text:p text:style-name="Нормален"><text:s text:c="2"/>Step 13 — Create TestListener.java in utils/</text:p>
      <text:p text:style-name="Нормален"><text:s text:c="2"/>- Implement ITestListener</text:p>
      <text:p text:style-name="Нормален"><text:s text:c="2"/>- onTestStart — create a new ExtentTest node, log test name</text:p>
      <text:p text:style-name="Нормален"><text:s text:c="2"/>- onTestSuccess — mark test as PASS in the report</text:p>
      <text:p text:style-name="Нормален"><text:s text:c="2"/>- onTestFailure — mark test as FAIL, log the exception message</text:p>
      <text:p text:style-name="Нормален"><text:s text:c="2"/>- onTestSkipped — mark test as SKIP</text:p>
      <text:p text:style-name="Нормален"/>
      <text:p text:style-name="Нормален"><text:s text:c="2"/>Step 14 — Create testng.xml at project root</text:p>
      <text:p text:style-name="Нормален"><text:s text:c="2"/>- Define one suite containing all test classes (API_Playgraund and Automation_Exercise packages)</text:p>
      <text:p text:style-name="Нормален"><text:s text:c="2"/>- Register TestListener as a listener</text:p>
      <text:p text:style-name="Нормален"><text:s text:c="2"/>- Set parallel="methods" and thread-count="3" for parallel execution</text:p>
      <text:p text:style-name="Нормален"/>
      <text:p text:style-name="Нормален"><text:s text:c="2"/>Step 15 — Verify thread safety</text:p>
      <text:p text:style-name="Нормален"><text:s text:c="2"/>- Confirm RestUtils is stateless (all methods are static, no shared instance fields) — it already is</text:p>
      <text:p text:style-name="Нормален"><text:s text:c="2"/>- Confirm no shared mutable state exists across test classes before enabling parallel mode</text:p>
      <text:p text:style-name="Нормален"/>
      <text:p text:style-name="Нормален"><text:s text:c="2"/>Step 16 — Run the full suite via testng.xml</text:p>
      <text:p text:style-name="Нормален"><text:s text:c="2"/>- Execute and confirm all tests pass in parallel</text:p>
      <text:p text:style-name="Нормален"><text:s text:c="2"/>- Open test-output/ExtentReport.html and verify the report is generated correctly</text:p>
      <text:p text:style-name="Нормален"><text:s text:c="2"/>- Check logs/test.log to confirm logging works</text:p>
      <text:p text:style-name="Нормален"/>
      <text:p text:style-name="Нормален"><text:s text:c="2"/>---</text:p>
      <text:p text:style-name="Нормален"><text:s text:c="2"/>PHASE 3 — Working with Databases</text:p>
      <text:p text:style-name="Нормален"/>
      <text:soft-page-break/>
      <text:p text:style-name="Нормален"><text:s text:c="2"/>Step 17 — Add database dependency to pom.xml</text:p>
      <text:p text:style-name="Нормален"><text:s text:c="2"/>- Add mysql-connector-java (or postgresql depending on which DB the API uses)</text:p>
      <text:p text:style-name="Нормален"/>
      <text:p text:style-name="Нормален"><text:s text:c="2"/>Step 18 — Create db.properties in src/test/resources/</text:p>
      <text:p text:style-name="Нормален"><text:s text:c="2"/>- Add properties: db.url, db.username, db.password, db.driver</text:p>
      <text:p text:style-name="Нормален"><text:s text:c="2"/>- Do NOT hardcode credentials in test code</text:p>
      <text:p text:style-name="Нормален"/>
      <text:p text:style-name="Нормален"><text:s text:c="2"/>Step 19 — Create DatabaseUtils.java in utils/</text:p>
      <text:p text:style-name="Нормален"><text:s text:c="2"/>- Method connect() — reads db.properties, opens a JDBC connection</text:p>
      <text:p text:style-name="Нормален"><text:s text:c="2"/>- Method disconnect() — closes the connection</text:p>
      <text:p text:style-name="Нормален"><text:s text:c="2"/>- Method executeQuery(String sql) — runs a SELECT and returns a ResultSet</text:p>
      <text:p text:style-name="Нормален"><text:s text:c="2"/>- Method executeUpdate(String sql) — runs INSERT/UPDATE/DELETE</text:p>
      <text:p text:style-name="Нормален"/>
      <text:p text:style-name="Нормален"><text:s text:c="2"/>Step 20 — Add DB validation to user_flow.java</text:p>
      <text:p text:style-name="Нормален"><text:s text:c="2"/>- After POST /register runs successfully, call DatabaseUtils.executeQuery() to SELECT the user by email</text:p>
      <text:p text:style-name="Нормален"><text:s text:c="2"/>- Assert that the row exists and the fields match what was sent in the request</text:p>
      <text:p text:style-name="Нормален"/>
      <text:p text:style-name="Нормален"><text:s text:c="2"/>Step 21 — Add DB validation to admin_flow.java</text:p>
      <text:p text:style-name="Нормален"><text:s text:c="2"/>- After PUT /product/{id} runs, query the DB for the updated product record</text:p>
      <text:p text:style-name="Нормален"><text:s text:c="2"/>- Assert that the DB values match the values sent in the PUT request body</text:p>
      <text:p text:style-name="Нормален"/>
      <text:p text:style-name="Нормален"><text:s text:c="2"/>Step 22 — Add DB cleanup teardown</text:p>
      <text:p text:style-name="Нормален"><text:s text:c="2"/>- In user_flow.java, add @AfterTest that deletes the test user from the DB</text:p>
      <text:p text:style-name="Нормален"><text:s text:c="2"/>- In admin_flow.java, add @AfterTest that reverts the product to its original values</text:p>
      <text:p text:style-name="Нормален"><text:s text:c="2"/>- This ensures each test run starts with a clean state</text:p>
      <text:p text:style-name="Нормален"/>
      <text:p text:style-name="Нормален"><text:s text:c="2"/>Step 23 — Create a DB-driven @DataProvider</text:p>
      <text:p text:style-name="Нормален"><text:s text:c="2"/>- In one test class, add a @DataProvider method that runs a SELECT query and returns rows as Object[][]</text:p>
      <text:p text:style-name="Нормален"><text:s text:c="2"/>- Hook this provider to a test method so the test runs once per DB row</text:p>
      <text:p text:style-name="Нормален"/>
      <text:soft-page-break/>
      <text:p text:style-name="Нормален"><text:s text:c="2"/>Step 24 — Final full suite run</text:p>
      <text:p text:style-name="Нормален"><text:s text:c="2"/>- Run the complete suite via testng.xml</text:p>
      <text:p text:style-name="Нормален"><text:s text:c="2"/>- Verify: all tests pass, report is generated, DB records are correct, cleanup runs properly</text:p>
      <text:p text:style-name="Нормален"><text:s text:c="2"/>- Commit the final state</text:p>
      <text:p text:style-name="Нормален"/>
      <text:p text:style-name="Нормален">● PHASE 4 — BDD with Cucumber<text:s/></text:p>
      <text:p text:style-name="Нормален"/>
      <text:p text:style-name="Нормален"><text:s text:c="2"/>Step 25 — Add Cucumber dependencies to pom.xml</text:p>
      <text:p text:style-name="Нормален"><text:s text:c="2"/>&lt;dependency&gt;</text:p>
      <text:p text:style-name="Нормален"><text:s text:c="6"/>&lt;groupId&gt;io.cucumber&lt;/groupId&gt;</text:p>
      <text:p text:style-name="Нормален"><text:s text:c="6"/>&lt;artifactId&gt;cucumber-java&lt;/artifactId&gt;</text:p>
      <text:p text:style-name="Нормален"><text:s text:c="6"/>&lt;version&gt;7.15.0&lt;/version&gt;</text:p>
      <text:p text:style-name="Нормален"><text:s text:c="6"/>&lt;scope&gt;test&lt;/scope&gt;</text:p>
      <text:p text:style-name="Нормален"><text:s text:c="2"/>&lt;/dependency&gt;</text:p>
      <text:p text:style-name="Нормален"><text:s text:c="2"/>&lt;dependency&gt;</text:p>
      <text:p text:style-name="Нормален"><text:s text:c="6"/>&lt;groupId&gt;io.cucumber&lt;/groupId&gt;</text:p>
      <text:p text:style-name="Нормален"><text:s text:c="6"/>&lt;artifactId&gt;cucumber-testng&lt;/artifactId&gt;</text:p>
      <text:p text:style-name="Нормален"><text:s text:c="6"/>&lt;version&gt;7.15.0&lt;/version&gt;</text:p>
      <text:p text:style-name="Нормален"><text:s text:c="6"/>&lt;scope&gt;test&lt;/scope&gt;</text:p>
      <text:p text:style-name="Нормален"><text:s text:c="2"/>&lt;/dependency&gt;</text:p>
      <text:p text:style-name="Нормален"/>
      <text:p text:style-name="Нормален"><text:s text:c="2"/>---</text:p>
      <text:p text:style-name="Нормален"><text:s text:c="2"/>Step 26 — Create the feature file folder structure</text:p>
      <text:p text:style-name="Нормален"/>
      <text:p text:style-name="Нормален"><text:s text:c="2"/>Create:</text:p>
      <text:p text:style-name="Нормален"><text:s text:c="2"/>src/test/resources/features/</text:p>
      <text:p text:style-name="Нормален"/>
      <text:p text:style-name="Нормален"><text:s text:c="2"/>---</text:p>
      <text:p text:style-name="Нормален"><text:s text:c="2"/>Step 27 — Write the first .feature file for the admin login flow</text:p>
      <text:p text:style-name="Нормален"/>
      <text:p text:style-name="Нормален"><text:s text:c="2"/>src/test/resources/features/admin_login.feature</text:p>
      <text:soft-page-break/>
      <text:p text:style-name="Нормален"><text:s text:c="2"/>Feature: Admin Authentication</text:p>
      <text:p text:style-name="Нормален"/>
      <text:p text:style-name="Нормален"><text:s text:c="4"/>Scenario: Admin logs in with valid credentials and receives a token</text:p>
      <text:p text:style-name="Нормален"><text:s text:c="6"/>Given the admin has valid credentials</text:p>
      <text:p text:style-name="Нормален"><text:s text:c="6"/>When the admin sends a POST request to "/login"</text:p>
      <text:p text:style-name="Нормален"><text:s text:c="6"/>Then the response status code should be 200</text:p>
      <text:p text:style-name="Нормален"><text:s text:c="6"/>And the response should contain an access token</text:p>
      <text:p text:style-name="Нормален"/>
      <text:p text:style-name="Нормален"><text:s text:c="2"/>---</text:p>
      <text:p text:style-name="Нормален"><text:s text:c="2"/>Step 28 — Write a .feature file for the user registration flow</text:p>
      <text:p text:style-name="Нормален"/>
      <text:p text:style-name="Нормален"><text:s text:c="2"/>src/test/resources/features/user_registration.feature</text:p>
      <text:p text:style-name="Нормален"><text:s text:c="2"/>Feature: User Registration</text:p>
      <text:p text:style-name="Нормален"/>
      <text:p text:style-name="Нормален"><text:s text:c="4"/>Scenario: New user registers successfully</text:p>
      <text:p text:style-name="Нормален"><text:s text:c="6"/>Given a new user with username "testuser", email "testuser@mail.com" and password "Test1234!"</text:p>
      <text:p text:style-name="Нормален"><text:s text:c="6"/>When the user sends a POST request to "/register"</text:p>
      <text:p text:style-name="Нормален"><text:s text:c="6"/>Then the response status code should be 201</text:p>
      <text:p text:style-name="Нормален"/>
      <text:p text:style-name="Нормален"><text:s text:c="4"/>Scenario: Duplicate user registration is rejected</text:p>
      <text:p text:style-name="Нормален"><text:s text:c="6"/>Given an already registered user with email "testuser@mail.com"</text:p>
      <text:p text:style-name="Нормален"><text:s text:c="6"/>When the user sends a POST request to "/register"</text:p>
      <text:p text:style-name="Нормален"><text:s text:c="6"/>Then the response status code should be 409</text:p>
      <text:p text:style-name="Нормален"/>
      <text:p text:style-name="Нормален"><text:s text:c="2"/>---</text:p>
      <text:p text:style-name="Нормален"><text:s text:c="2"/>Step 29 — Write a .feature file for the product search</text:p>
      <text:p text:style-name="Нормален"/>
      <text:p text:style-name="Нормален"><text:s text:c="2"/>src/test/resources/features/product_search.feature</text:p>
      <text:p text:style-name="Нормален"><text:s text:c="2"/>Feature: Product Search</text:p>
      <text:p text:style-name="Нормален"/>
      <text:soft-page-break/>
      <text:p text:style-name="Нормален"><text:s text:c="4"/>Scenario Outline: Search for products by term</text:p>
      <text:p text:style-name="Нормален"><text:s text:c="6"/>Given the product search endpoint is available</text:p>
      <text:p text:style-name="Нормален"><text:s text:c="6"/>When the user searches for "&lt;searchTerm&gt;"</text:p>
      <text:p text:style-name="Нормален"><text:s text:c="6"/>Then the response status code should be 200</text:p>
      <text:p text:style-name="Нормален"><text:s text:c="6"/>And the response should contain at least 1 product</text:p>
      <text:p text:style-name="Нормален"/>
      <text:p text:style-name="Нормален"><text:s text:c="6"/>Examples:</text:p>
      <text:p text:style-name="Нормален"><text:s text:c="8"/>| searchTerm |</text:p>
      <text:p text:style-name="Нормален"><text:s text:c="8"/>| jean <text:s text:c="6"/>|</text:p>
      <text:p text:style-name="Нормален"><text:s text:c="8"/>| tshirt <text:s text:c="4"/>|</text:p>
      <text:p text:style-name="Нормален"><text:s text:c="8"/>| dress <text:s text:c="5"/>|</text:p>
      <text:p text:style-name="Нормален"/>
      <text:p text:style-name="Нормален"><text:s text:c="2"/>---</text:p>
      <text:p text:style-name="Нормален"><text:s text:c="2"/>Step 30 — Create step definitions for admin login</text:p>
      <text:p text:style-name="Нормален"/>
      <text:p text:style-name="Нормален"><text:s text:c="2"/>src/test/java/stepdefs/AdminSteps.java</text:p>
      <text:p text:style-name="Нормален"><text:s text:c="2"/>package stepdefs;</text:p>
      <text:p text:style-name="Нормален"/>
      <text:p text:style-name="Нормален"><text:s text:c="2"/>import io.cucumber.java.en.*;</text:p>
      <text:p text:style-name="Нормален"><text:s text:c="2"/>import io.restassured.response.Response;</text:p>
      <text:p text:style-name="Нормален"><text:s text:c="2"/>import API_Playgraund.RestUtils;</text:p>
      <text:p text:style-name="Нормален"><text:s text:c="2"/>import java.util.HashMap;</text:p>
      <text:p text:style-name="Нормален"><text:s text:c="2"/>import java.util.Map;</text:p>
      <text:p text:style-name="Нормален"/>
      <text:p text:style-name="Нормален"><text:s text:c="2"/>public class AdminSteps {</text:p>
      <text:p text:style-name="Нормален"/>
      <text:p text:style-name="Нормален"><text:s text:c="6"/>private Response response;</text:p>
      <text:p text:style-name="Нормален"><text:s text:c="6"/>private final String BASE_URL = "https://your-api-url.com/api";</text:p>
      <text:p text:style-name="Нормален"/>
      <text:p text:style-name="Нормален"><text:s text:c="6"/>@Given("the admin has valid credentials")</text:p>
      <text:p text:style-name="Нормален"><text:s text:c="6"/>public void adminHasValidCredentials() {</text:p>
      <text:soft-page-break/>
      <text:p text:style-name="Нормален"><text:s text:c="10"/>// credentials are loaded from requestBodies/login.json in the When step</text:p>
      <text:p text:style-name="Нормален"><text:s text:c="6"/>}</text:p>
      <text:p text:style-name="Нормален"/>
      <text:p text:style-name="Нормален"><text:s text:c="6"/>@When("the admin sends a POST request to {string}")</text:p>
      <text:p text:style-name="Нормален"><text:s text:c="6"/>public void adminSendsPostRequest(String endpoint) {</text:p>
      <text:p text:style-name="Нормален"><text:s text:c="10"/>Map&lt;String, String&gt; headers = new HashMap&lt;&gt;();</text:p>
      <text:p text:style-name="Нормален"><text:s text:c="10"/>headers.put("Content-Type", "application/json");</text:p>
      <text:p text:style-name="Нормален"><text:s text:c="10"/>response = RestUtils.responseRestAssureFromFile(BASE_URL, endpoint, "POST", headers,</text:p>
      <text:p text:style-name="Нормален"><text:s text:c="18"/>"src/test/resources/requestBodies/login.json");</text:p>
      <text:p text:style-name="Нормален"><text:s text:c="6"/>}</text:p>
      <text:p text:style-name="Нормален"/>
      <text:p text:style-name="Нормален"><text:s text:c="6"/>@Then("the response status code should be {int}")</text:p>
      <text:p text:style-name="Нормален"><text:s text:c="6"/>public void responseStatusCodeShouldBe(int statusCode) {</text:p>
      <text:p text:style-name="Нормален"><text:s text:c="10"/>RestUtils.responseRestAssureValidation(response, statusCode);</text:p>
      <text:p text:style-name="Нормален"><text:s text:c="6"/>}</text:p>
      <text:p text:style-name="Нормален"/>
      <text:p text:style-name="Нормален"><text:s text:c="6"/>@Then("the response should contain an access token")</text:p>
      <text:p text:style-name="Нормален"><text:s text:c="6"/>public void responseShouldContainAccessToken() {</text:p>
      <text:p text:style-name="Нормален"><text:s text:c="10"/>response.then().body("token", org.hamcrest.Matchers.notNullValue());</text:p>
      <text:p text:style-name="Нормален"><text:s text:c="6"/>}</text:p>
      <text:p text:style-name="Нормален"><text:s text:c="2"/>}</text:p>
      <text:p text:style-name="Нормален"/>
      <text:p text:style-name="Нормален"><text:s text:c="2"/>---</text:p>
      <text:p text:style-name="Нормален"><text:s text:c="2"/>Step 31 — Create step definitions for user registration</text:p>
      <text:p text:style-name="Нормален"/>
      <text:p text:style-name="Нормален"><text:s text:c="2"/>src/test/java/stepdefs/UserSteps.java</text:p>
      <text:p text:style-name="Нормален"><text:s text:c="2"/>package stepdefs;</text:p>
      <text:p text:style-name="Нормален"/>
      <text:p text:style-name="Нормален"><text:s text:c="2"/>import io.cucumber.java.en.*;</text:p>
      <text:p text:style-name="Нормален"><text:s text:c="2"/>import io.restassured.response.Response;</text:p>
      <text:p text:style-name="Нормален"><text:s text:c="2"/>import API_Playgraund.RestUtils;</text:p>
      <text:soft-page-break/>
      <text:p text:style-name="Нормален"><text:s text:c="2"/>import java.util.HashMap;</text:p>
      <text:p text:style-name="Нормален"><text:s text:c="2"/>import java.util.Map;</text:p>
      <text:p text:style-name="Нормален"/>
      <text:p text:style-name="Нормален"><text:s text:c="2"/>public class UserSteps {</text:p>
      <text:p text:style-name="Нормален"/>
      <text:p text:style-name="Нормален"><text:s text:c="6"/>private Response response;</text:p>
      <text:p text:style-name="Нормален"><text:s text:c="6"/>private String requestBody;</text:p>
      <text:p text:style-name="Нормален"><text:s text:c="6"/>private final String BASE_URL = "https://your-api-url.com/api";</text:p>
      <text:p text:style-name="Нормален"/>
      <text:p text:style-name="Нормален"><text:s text:c="6"/>@Given("a new user with username {string}, email {string} and password {string}")</text:p>
      <text:p text:style-name="Нормален"><text:s text:c="6"/>public void newUser(String username, String email, String password) {</text:p>
      <text:p text:style-name="Нормален"><text:s text:c="10"/>requestBody = String.format(</text:p>
      <text:p text:style-name="Нормален"><text:s text:c="14"/>"{\"username\":\"%s\",\"email\":\"%s\",\"password\":\"%s\"}",</text:p>
      <text:p text:style-name="Нормален"><text:s text:c="14"/>username, email, password</text:p>
      <text:p text:style-name="Нормален"><text:s text:c="10"/>);</text:p>
      <text:p text:style-name="Нормален"><text:s text:c="6"/>}</text:p>
      <text:p text:style-name="Нормален"/>
      <text:p text:style-name="Нормален"><text:s text:c="6"/>@Given("an already registered user with email {string}")</text:p>
      <text:p text:style-name="Нормален"><text:s text:c="6"/>public void alreadyRegisteredUser(String email) {</text:p>
      <text:p text:style-name="Нормален"><text:s text:c="10"/>requestBody = String.format(</text:p>
      <text:p text:style-name="Нормален"><text:s text:c="14"/>"{\"username\":\"existing\",\"email\":\"%s\",\"password\":\"Test1234!\"}", email</text:p>
      <text:p text:style-name="Нормален"><text:s text:c="10"/>);</text:p>
      <text:p text:style-name="Нормален"><text:s text:c="6"/>}</text:p>
      <text:p text:style-name="Нормален"/>
      <text:p text:style-name="Нормален"><text:s text:c="6"/>@When("the user sends a POST request to {string}")</text:p>
      <text:p text:style-name="Нормален"><text:s text:c="6"/>public void userSendsPostRequest(String endpoint) {</text:p>
      <text:p text:style-name="Нормален"><text:s text:c="10"/>Map&lt;String, String&gt; headers = new HashMap&lt;&gt;();</text:p>
      <text:p text:style-name="Нормален"><text:s text:c="10"/>headers.put("Content-Type", "application/json");</text:p>
      <text:p text:style-name="Нормален"><text:s text:c="10"/>response = RestUtils.responseRestAssure(BASE_URL, endpoint, "POST", headers, requestBody);</text:p>
      <text:p text:style-name="Нормален"><text:s text:c="6"/>}</text:p>
      <text:p text:style-name="Нормален"/>
      <text:p text:style-name="Нормален"><text:s text:c="6"/>@Then("the response status code should be {int}")</text:p>
      <text:p text:style-name="Нормален"><text:s text:c="6"/>public void statusCodeShouldBe(int statusCode) {</text:p>
      <text:p text:style-name="Нормален"><text:s text:c="10"/>RestUtils.responseRestAssureValidation(response, statusCode);</text:p>
      <text:p text:style-name="Нормален"><text:s text:c="6"/>}</text:p>
      <text:p text:style-name="Нормален"><text:s text:c="2"/>}</text:p>
      <text:p text:style-name="Нормален"/>
      <text:p text:style-name="Нормален"><text:s text:c="2"/>---</text:p>
      <text:p text:style-name="Нормален"><text:s text:c="2"/>Step 32 — Create the Cucumber test runner</text:p>
      <text:p text:style-name="Нормален"/>
      <text:p text:style-name="Нормален"><text:s text:c="2"/>src/test/java/runners/CucumberRunner.java</text:p>
      <text:p text:style-name="Нормален"><text:s text:c="2"/>package runners;</text:p>
      <text:p text:style-name="Нормален"/>
      <text:p text:style-name="Нормален"><text:s text:c="2"/>import io.cucumber.testng.AbstractTestNGCucumberTests;</text:p>
      <text:p text:style-name="Нормален"><text:s text:c="2"/>import io.cucumber.testng.CucumberOptions;</text:p>
      <text:p text:style-name="Нормален"/>
      <text:p text:style-name="Нормален"><text:s text:c="2"/>@CucumberOptions(</text:p>
      <text:p text:style-name="Нормален"><text:s text:c="6"/>features = "src/test/resources/features",</text:p>
      <text:p text:style-name="Нормален"><text:s text:c="6"/>glue = "stepdefs",</text:p>
      <text:p text:style-name="Нормален"><text:s text:c="6"/>plugin = {</text:p>
      <text:p text:style-name="Нормален"><text:s text:c="10"/>"pretty",</text:p>
      <text:p text:style-name="Нормален"><text:s text:c="10"/>"html:target/cucumber-reports/report.html",</text:p>
      <text:p text:style-name="Нормален"><text:s text:c="10"/>"json:target/cucumber-reports/report.json"</text:p>
      <text:p text:style-name="Нормален"><text:s text:c="6"/>},</text:p>
      <text:p text:style-name="Нормален"><text:s text:c="6"/>tags = "not @ignore"</text:p>
      <text:p text:style-name="Нормален"><text:s text:c="2"/>)</text:p>
      <text:p text:style-name="Нормален"><text:s text:c="2"/>public class CucumberRunner extends AbstractTestNGCucumberTests {</text:p>
      <text:p text:style-name="Нормален"><text:s text:c="2"/>}</text:p>
      <text:p text:style-name="Нормален"/>
      <text:p text:style-name="Нормален"><text:s text:c="2"/>---</text:p>
      <text:p text:style-name="Нормален"><text:s text:c="2"/>Step 33 — Add the runner to testng.xml</text:p>
      <text:p text:style-name="Нормален"/>
      <text:p text:style-name="Нормален"><text:s text:c="2"/>Add a new &lt;test&gt; block inside the existing suite:</text:p>
      <text:p text:style-name="Нормален"><text:s text:c="2"/>&lt;test name="BDD Cucumber Tests"&gt;</text:p>
      <text:p text:style-name="Нормален"><text:s text:c="6"/>&lt;classes&gt;</text:p>
      <text:p text:style-name="Нормален"><text:s text:c="10"/>&lt;class name="runners.CucumberRunner"/&gt;</text:p>
      <text:p text:style-name="Нормален"><text:s text:c="6"/>&lt;/classes&gt;</text:p>
      <text:p text:style-name="Нормален"><text:s text:c="2"/>&lt;/test&gt;</text:p>
      <text:p text:style-name="Нормален"/>
      <text:p text:style-name="Нормален"><text:s text:c="2"/>---</text:p>
      <text:p text:style-name="Нормален"><text:s text:c="2"/>Step 34 — Run and verify BDD tests</text:p>
      <text:p text:style-name="Нормален"/>
      <text:p text:style-name="Нормален"><text:s text:c="2"/>mvn test</text:p>
      <text:p text:style-name="Нормален"/>
      <text:p text:style-name="Нормален"><text:s text:c="2"/>Verify:</text:p>
      <text:p text:style-name="Нормален"><text:s text:c="2"/>- Cucumber picks up all .feature files</text:p>
      <text:p text:style-name="Нормален"><text:s text:c="2"/>- Each Scenario maps correctly to step definitions (no Undefined step errors)</text:p>
      <text:p text:style-name="Нормален"><text:s text:c="2"/>- Scenario Outline in product_search.feature runs once per example row</text:p>
      <text:p text:style-name="Нормален"><text:s text:c="2"/>- HTML report is generated at target/cucumber-reports/report.html</text:p>
      <text:p text:style-name="Нормален"/>
      <text:p text:style-name="Нормален"><text:s text:c="2"/>---</text:p>
      <text:p text:style-name="Нормален"><text:s text:c="2"/>PHASE 5 — Continuous Integration with GitHub Actions<text:s/></text:p>
      <text:p text:style-name="Нормален"/>
      <text:p text:style-name="Нормален"><text:s text:c="2"/>Step 35 — Create the GitHub Actions workflow folder</text:p>
      <text:p text:style-name="Нормален"/>
      <text:p text:style-name="Нормален"><text:s text:c="2"/>Create:</text:p>
      <text:p text:style-name="Нормален"><text:s text:c="2"/>.github/workflows/</text:p>
      <text:p text:style-name="Нормален"/>
      <text:p text:style-name="Нормален"><text:s text:c="2"/>---</text:p>
      <text:p text:style-name="Нормален"><text:s text:c="2"/>Step 36 — Create the main CI workflow file</text:p>
      <text:p text:style-name="Нормален"/>
      <text:p text:style-name="Нормален"><text:s text:c="2"/>.github/workflows/ci.yml</text:p>
      <text:soft-page-break/>
      <text:p text:style-name="Нормален"><text:s text:c="2"/>name: Java CI with Maven</text:p>
      <text:p text:style-name="Нормален"/>
      <text:p text:style-name="Нормален"><text:s text:c="2"/>on:</text:p>
      <text:p text:style-name="Нормален"><text:s text:c="4"/>push:</text:p>
      <text:p text:style-name="Нормален"><text:s text:c="6"/>branches: [ master ]</text:p>
      <text:p text:style-name="Нормален"><text:s text:c="4"/>pull_request:</text:p>
      <text:p text:style-name="Нормален"><text:s text:c="6"/>branches: [ master ]</text:p>
      <text:p text:style-name="Нормален"/>
      <text:p text:style-name="Нормален"><text:s text:c="2"/>jobs:</text:p>
      <text:p text:style-name="Нормален"><text:s text:c="4"/>build:</text:p>
      <text:p text:style-name="Нормален"><text:s text:c="6"/>runs-on: ubuntu-latest</text:p>
      <text:p text:style-name="Нормален"/>
      <text:p text:style-name="Нормален"><text:s text:c="6"/>steps:</text:p>
      <text:p text:style-name="Нормален"><text:s text:c="8"/>- name: Checkout code</text:p>
      <text:p text:style-name="Нормален"><text:s text:c="10"/>uses: actions/checkout@v4</text:p>
      <text:p text:style-name="Нормален"/>
      <text:p text:style-name="Нормален"><text:s text:c="8"/>- name: Set up JDK 21</text:p>
      <text:p text:style-name="Нормален"><text:s text:c="10"/>uses: actions/setup-java@v4</text:p>
      <text:p text:style-name="Нормален"><text:s text:c="10"/>with:</text:p>
      <text:p text:style-name="Нормален"><text:s text:c="12"/>java-version: '21'</text:p>
      <text:p text:style-name="Нормален"><text:s text:c="12"/>distribution: 'temurin'</text:p>
      <text:p text:style-name="Нормален"/>
      <text:p text:style-name="Нормален"><text:s text:c="8"/>- name: Cache Maven packages</text:p>
      <text:p text:style-name="Нормален"><text:s text:c="10"/>uses: actions/cache@v3</text:p>
      <text:p text:style-name="Нормален"><text:s text:c="10"/>with:</text:p>
      <text:p text:style-name="Нормален"><text:s text:c="12"/>path: ~/.m2</text:p>
      <text:p text:style-name="Нормален"><text:s text:c="12"/>key: ${{ runner.os }}-maven-${{ hashFiles('**/pom.xml') }}</text:p>
      <text:p text:style-name="Нормален"><text:s text:c="12"/>restore-keys: ${{ runner.os }}-maven-</text:p>
      <text:p text:style-name="Нормален"/>
      <text:p text:style-name="Нормален"><text:s text:c="8"/>- name: Run tests with Maven</text:p>
      <text:p text:style-name="Нормален"><text:s text:c="10"/>run: mvn clean test</text:p>
      <text:p text:style-name="Нормален"/>
      <text:p text:style-name="Нормален"><text:s text:c="8"/>- name: Upload Extent Report</text:p>
      <text:p text:style-name="Нормален"><text:s text:c="10"/>if: always()</text:p>
      <text:p text:style-name="Нормален"><text:s text:c="10"/>uses: actions/upload-artifact@v4</text:p>
      <text:p text:style-name="Нормален"><text:s text:c="10"/>with:</text:p>
      <text:p text:style-name="Нормален"><text:s text:c="12"/>name: extent-report</text:p>
      <text:p text:style-name="Нормален"><text:s text:c="12"/>path: test-output/ExtentReport.html</text:p>
      <text:p text:style-name="Нормален"/>
      <text:p text:style-name="Нормален"><text:s text:c="8"/>- name: Upload Cucumber Report</text:p>
      <text:p text:style-name="Нормален"><text:s text:c="10"/>if: always()</text:p>
      <text:p text:style-name="Нормален"><text:s text:c="10"/>uses: actions/upload-artifact@v4</text:p>
      <text:p text:style-name="Нормален"><text:s text:c="10"/>with:</text:p>
      <text:p text:style-name="Нормален"><text:s text:c="12"/>name: cucumber-report</text:p>
      <text:p text:style-name="Нормален"><text:s text:c="12"/>path: target/cucumber-reports/</text:p>
      <text:p text:style-name="Нормален"/>
      <text:p text:style-name="Нормален"><text:s text:c="2"/><text:span text:style-name="T2">▎</text:span><text:s/>if: always() on the upload steps ensures reports are saved even when tests fail.</text:p>
      <text:p text:style-name="Нормален"/>
      <text:p text:style-name="Нормален"><text:s text:c="2"/>---</text:p>
      <text:p text:style-name="Нормален"><text:s text:c="2"/>Step 37 — Add a CI status badge to README.md</text:p>
      <text:p text:style-name="Нормален"/>
      <text:p text:style-name="Нормален"><text:s text:c="2"/>If a README.md doesn't exist yet, create one at project root. Add this line at the top — replace YOUR_GITHUB_USERNAME</text:p>
      <text:p text:style-name="Нормален"><text:s text:c="2"/>and YOUR_REPO_NAME:</text:p>
      <text:p text:style-name="Нормален"><text:s text:c="2"/>![CI](https://github.com/YOUR_GITHUB_USERNAME/YOUR_REPO_NAME/actions/workflows/ci.yml/badge.svg)</text:p>
      <text:p text:style-name="Нормален"/>
      <text:p text:style-name="Нормален"><text:s text:c="2"/>This badge shows green/red build status live on the repository page.</text:p>
      <text:p text:style-name="Нормален"/>
      <text:p text:style-name="Нормален"><text:s text:c="2"/>---</text:p>
      <text:p text:style-name="Нормален"><text:s text:c="2"/>Step 38 — Configure Surefire to output XML reports for CI</text:p>
      <text:p text:style-name="Нормален"/>
      <text:soft-page-break/>
      <text:p text:style-name="Нормален"><text:s text:c="2"/>In pom.xml, extend the existing Surefire plugin configuration:</text:p>
      <text:p text:style-name="Нормален"><text:s text:c="2"/>&lt;plugin&gt;</text:p>
      <text:p text:style-name="Нормален"><text:s text:c="6"/>&lt;groupId&gt;org.apache.maven.plugins&lt;/groupId&gt;</text:p>
      <text:p text:style-name="Нормален"><text:s text:c="6"/>&lt;artifactId&gt;maven-surefire-plugin&lt;/artifactId&gt;</text:p>
      <text:p text:style-name="Нормален"><text:s text:c="6"/>&lt;version&gt;3.5.2&lt;/version&gt;</text:p>
      <text:p text:style-name="Нормален"><text:s text:c="6"/>&lt;configuration&gt;</text:p>
      <text:p text:style-name="Нормален"><text:s text:c="10"/>&lt;suiteXmlFiles&gt;</text:p>
      <text:p text:style-name="Нормален"><text:s text:c="14"/>&lt;suiteXmlFile&gt;testng.xml&lt;/suiteXmlFile&gt;</text:p>
      <text:p text:style-name="Нормален"><text:s text:c="10"/>&lt;/suiteXmlFiles&gt;</text:p>
      <text:p text:style-name="Нормален"><text:s text:c="10"/>&lt;reportsDirectory&gt;${project.build.directory}/surefire-reports&lt;/reportsDirectory&gt;</text:p>
      <text:p text:style-name="Нормален"><text:s text:c="6"/>&lt;/configuration&gt;</text:p>
      <text:p text:style-name="Нормален"><text:s text:c="2"/>&lt;/plugin&gt;</text:p>
      <text:p text:style-name="Нормален"/>
      <text:p text:style-name="Нормален"><text:s text:c="2"/>The XML output in target/surefire-reports/ is what GitHub Actions reads to show per-test pass/fail in the PR checks</text:p>
      <text:p text:style-name="Нормален"><text:s text:c="2"/>interface.</text:p>
      <text:p text:style-name="Нормален"/>
      <text:p text:style-name="Нормален"><text:s text:c="2"/>---</text:p>
      <text:p text:style-name="Нормален"><text:s text:c="2"/>Step 39 — Push to GitHub and verify the pipeline triggers</text:p>
      <text:p text:style-name="Нормален"/>
      <text:p text:style-name="Нормален"><text:s text:c="2"/>git add .</text:p>
      <text:p text:style-name="Нормален"><text:s text:c="2"/>git commit -m "Add CI workflow and BDD Cucumber tests"</text:p>
      <text:p text:style-name="Нормален"><text:s text:c="2"/>git push origin master</text:p>
      <text:p text:style-name="Нормален"/>
      <text:p text:style-name="Нормален"><text:s text:c="2"/>Then on GitHub:</text:p>
      <text:p text:style-name="Нормален"><text:s text:c="2"/>- Go to the Actions tab of the repository</text:p>
      <text:p text:style-name="Нормален"><text:s text:c="2"/>- Confirm the Java CI with Maven workflow triggered automatically</text:p>
      <text:p text:style-name="Нормален"><text:s text:c="2"/>- Watch each step complete: Checkout → Setup JDK → Cache → Run tests → Upload reports</text:p>
      <text:p text:style-name="Нормален"><text:s text:c="2"/>- Download the extent-report and cucumber-report artifacts from the completed run</text:p>
      <text:p text:style-name="Нормален"/>
      <text:p text:style-name="Нормален"><text:s text:c="2"/>---</text:p>
      <text:soft-page-break/>
      <text:p text:style-name="Нормален"><text:s text:c="2"/>Step 40 — Final verification checklist</text:p>
      <text:p text:style-name="Нормален"/>
      <text:p text:style-name="Нормален"><text:s text:c="2"/>- Pipeline triggers on every push to master</text:p>
      <text:p text:style-name="Нормален"><text:s text:c="2"/>- Pipeline triggers on every pull request targeting master</text:p>
      <text:p text:style-name="Нормален"><text:s text:c="2"/>- All existing tests (Phases 1–3) pass in the CI environment</text:p>
      <text:p text:style-name="Нормален"><text:s text:c="2"/>- All Cucumber BDD tests (Phase 4) pass in the CI environment</text:p>
      <text:p text:style-name="Нормален"><text:s text:c="2"/>- ExtentReport.html is downloadable as a build artifact</text:p>
      <text:p text:style-name="Нормален"><text:s text:c="2"/>- cucumber-reports/ folder is downloadable as a build artifact</text:p>
      <text:p text:style-name="Нормален"><text:s text:c="2"/>- CI badge in README shows gre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next-style-name="Нормален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лавие2" style:display-name="Заглавие 2" style:family="paragraph" style:parent-style-name="Нормален" style:next-style-name="Нормален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Заглавие3" style:display-name="Заглавие 3" style:family="paragraph" style:parent-style-name="Нормален" style:next-style-name="Нормален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лавие4" style:display-name="Заглавие 4" style:family="paragraph" style:parent-style-name="Нормален" style:next-style-name="Нормален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лавие5" style:display-name="Заглавие 5" style:family="paragraph" style:parent-style-name="Нормален" style:next-style-name="Нормален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лавие6" style:display-name="Заглавие 6" style:family="paragraph" style:parent-style-name="Нормален" style:next-style-name="Нормален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лавие7" style:display-name="Заглавие 7" style:family="paragraph" style:parent-style-name="Нормален" style:next-style-name="Нормален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лавие8" style:display-name="Заглавие 8" style:family="paragraph" style:parent-style-name="Нормален" style:next-style-name="Нормален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лавие9" style:display-name="Заглавие 9" style:family="paragraph" style:parent-style-name="Нормален" style:next-style-name="Нормален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Заглавие1Знак" style:display-name="Заглавие 1 Знак" style:family="text" style:parent-style-name="Шрифтнаабзацапоподразбиране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лавие2Знак" style:display-name="Заглавие 2 Знак" style:family="text" style:parent-style-name="Шрифтнаабзацапоподразбиране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лавие3Знак" style:display-name="Заглавие 3 Знак" style:family="text" style:parent-style-name="Шрифтнаабзацапоподразбиране">
      <style:text-properties style:font-name-asian="Times New Roman" style:font-name-complex="Times New Roman" fo:color="#0F4761" fo:font-size="14pt" style:font-size-asian="14pt" style:font-size-complex="14pt"/>
    </style:style>
    <style:style style:name="Заглавие4Знак" style:display-name="Заглавие 4 Знак" style:family="text" style:parent-style-name="Шрифтнаабзацапоподразбиране">
      <style:text-properties style:font-name-asian="Times New Roman" style:font-name-complex="Times New Roman" fo:font-style="italic" style:font-style-asian="italic" style:font-style-complex="italic" fo:color="#0F4761"/>
    </style:style>
    <style:style style:name="Заглавие5Знак" style:display-name="Заглавие 5 Знак" style:family="text" style:parent-style-name="Шрифтнаабзацапоподразбиране">
      <style:text-properties style:font-name-asian="Times New Roman" style:font-name-complex="Times New Roman" fo:color="#0F4761"/>
    </style:style>
    <style:style style:name="Заглавие6Знак" style:display-name="Заглавие 6 Знак" style:family="text" style:parent-style-name="Шрифтнаабзацапоподразбиране">
      <style:text-properties style:font-name-asian="Times New Roman" style:font-name-complex="Times New Roman" fo:font-style="italic" style:font-style-asian="italic" style:font-style-complex="italic" fo:color="#595959"/>
    </style:style>
    <style:style style:name="Заглавие7Знак" style:display-name="Заглавие 7 Знак" style:family="text" style:parent-style-name="Шрифтнаабзацапоподразбиране">
      <style:text-properties style:font-name-asian="Times New Roman" style:font-name-complex="Times New Roman" fo:color="#595959"/>
    </style:style>
    <style:style style:name="Заглавие8Знак" style:display-name="Заглавие 8 Знак" style:family="text" style:parent-style-name="Шрифтнаабзацапоподразбиране">
      <style:text-properties style:font-name-asian="Times New Roman" style:font-name-complex="Times New Roman" fo:font-style="italic" style:font-style-asian="italic" style:font-style-complex="italic" fo:color="#272727"/>
    </style:style>
    <style:style style:name="Заглавие9Знак" style:display-name="Заглавие 9 Знак" style:family="text" style:parent-style-name="Шрифтнаабзацапоподразбиране">
      <style:text-properties style:font-name-asian="Times New Roman" style:font-name-complex="Times New Roman" fo:color="#272727"/>
    </style:style>
    <style:style style:name="Заглавие" style:display-name="Заглавие" style:family="paragraph" style:parent-style-name="Нормален" style:next-style-name="Нормален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лавиеЗнак" style:display-name="Заглавие Знак" style:family="text" style:parent-style-name="Шрифтнаабзацапоподразбиране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лавие" style:display-name="Подзаглавие" style:family="paragraph" style:parent-style-name="Нормален" style:next-style-name="Нормален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лавиеЗнак" style:display-name="Подзаглавие Знак" style:family="text" style:parent-style-name="Шрифтнаабзацапоподразбиране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" style:display-name="Цитат" style:family="paragraph" style:parent-style-name="Нормален" style:next-style-name="Нормален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Знак" style:display-name="Цитат Знак" style:family="text" style:parent-style-name="Шрифтнаабзацапоподразбиране">
      <style:text-properties fo:font-style="italic" style:font-style-asian="italic" style:font-style-complex="italic" fo:color="#404040"/>
    </style:style>
    <style:style style:name="Списъкнаабзаци" style:display-name="Списък на абзаци" style:family="paragraph" style:parent-style-name="Нормален">
      <style:paragraph-properties style:contextual-spacing="true" fo:margin-left="0.5in">
        <style:tab-stops/>
      </style:paragraph-properties>
      <style:text-properties fo:hyphenate="false"/>
    </style:style>
    <style:style style:name="Интензивноакцентиран" style:display-name="Интензивно акцентиран" style:family="text" style:parent-style-name="Шрифтнаабзацапоподразбиране">
      <style:text-properties fo:font-style="italic" style:font-style-asian="italic" style:font-style-complex="italic" fo:color="#0F4761"/>
    </style:style>
    <style:style style:name="Интензивноцитиране" style:display-name="Интензивно цитиране" style:family="paragraph" style:parent-style-name="Нормален" style:next-style-name="Нормален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ИнтензивноцитиранеЗнак" style:display-name="Интензивно цитиране Знак" style:family="text" style:parent-style-name="Шрифтнаабзацапоподразбиране">
      <style:text-properties fo:font-style="italic" style:font-style-asian="italic" style:font-style-complex="italic" fo:color="#0F4761"/>
    </style:style>
    <style:style style:name="Интензивнапрепратка" style:display-name="Интензивна препратка" style:family="text" style:parent-style-name="Шрифтнаабзацапоподразбиране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dko Videv</meta:initial-creator>
    <dc:creator>Vidko Videv</dc:creator>
    <meta:creation-date>2026-03-22T12:17:00Z</meta:creation-date>
    <dc:date>2026-03-22T12:17:00Z</dc:date>
    <meta:template xlink:href="Normal.dotm" xlink:type="simple"/>
    <meta:editing-cycles>2</meta:editing-cycles>
    <meta:editing-duration>PT12780S</meta:editing-duration>
    <meta:document-statistic meta:page-count="15" meta:paragraph-count="391" meta:word-count="2244" meta:character-count="14895" meta:row-count="449" meta:non-whitespace-character-count="13042"/>
  </office:meta>
</office:document-meta>
</file>